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3cc424" style:font-weight-asian="bold" style:font-weight-complex="bold"/>
    </style:style>
    <style:style style:name="P5" style:family="paragraph" style:parent-style-name="Standard">
      <style:text-properties fo:font-weight="bold" officeooo:rsid="00162dd6" officeooo:paragraph-rsid="00409bf4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7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8" style:family="paragraph" style:parent-style-name="Standard">
      <style:text-properties fo:font-weight="bold" officeooo:rsid="00181408" officeooo:paragraph-rsid="0055c246" style:font-weight-asian="bold" style:font-weight-complex="bold"/>
    </style:style>
    <style:style style:name="P9" style:family="paragraph" style:parent-style-name="Standard">
      <style:text-properties fo:font-weight="bold" officeooo:rsid="00181408" officeooo:paragraph-rsid="005a76b6" style:font-weight-asian="bold" style:font-weight-complex="bold"/>
    </style:style>
    <style:style style:name="P10" style:family="paragraph" style:parent-style-name="Standard">
      <style:text-properties fo:font-weight="bold" officeooo:rsid="00181408" officeooo:paragraph-rsid="0069759c" style:font-weight-asian="bold" style:font-weight-complex="bold"/>
    </style:style>
    <style:style style:name="P11" style:family="paragraph" style:parent-style-name="Standard">
      <style:text-properties fo:font-weight="bold" officeooo:rsid="001f0610" officeooo:paragraph-rsid="00181408" style:font-weight-asian="bold" style:font-weight-complex="bold"/>
    </style:style>
    <style:style style:name="P12" style:family="paragraph" style:parent-style-name="Standard">
      <style:text-properties fo:font-weight="bold" officeooo:rsid="0024c9e8" officeooo:paragraph-rsid="00162dd6" style:font-weight-asian="bold" style:font-weight-complex="bold"/>
    </style:style>
    <style:style style:name="P13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4" style:family="paragraph" style:parent-style-name="Standard">
      <style:text-properties fo:font-weight="normal" officeooo:rsid="00162dd6" officeooo:paragraph-rsid="003e9a1f" style:font-weight-asian="normal" style:font-weight-complex="normal"/>
    </style:style>
    <style:style style:name="P15" style:family="paragraph" style:parent-style-name="Standard">
      <style:text-properties fo:font-weight="normal" officeooo:rsid="00162dd6" officeooo:paragraph-rsid="003f2f4e" style:font-weight-asian="normal" style:font-weight-complex="normal"/>
    </style:style>
    <style:style style:name="P16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7" style:family="paragraph" style:parent-style-name="Standard">
      <style:text-properties fo:font-weight="normal" officeooo:rsid="001908fa" officeooo:paragraph-rsid="00409bf4" style:font-weight-asian="normal" style:font-weight-complex="normal"/>
    </style:style>
    <style:style style:name="P18" style:family="paragraph" style:parent-style-name="Standard">
      <style:text-properties fo:font-weight="normal" officeooo:rsid="001bfd3c" officeooo:paragraph-rsid="001bfd3c" style:font-weight-asian="normal" style:font-weight-complex="normal"/>
    </style:style>
    <style:style style:name="P19" style:family="paragraph" style:parent-style-name="Standard">
      <style:text-properties fo:font-weight="normal" officeooo:rsid="0046ed9c" officeooo:paragraph-rsid="00162dd6" style:font-weight-asian="normal" style:font-weight-complex="normal"/>
    </style:style>
    <style:style style:name="P20" style:family="paragraph" style:parent-style-name="Standard">
      <style:text-properties fo:font-weight="normal" officeooo:rsid="004b0414" officeooo:paragraph-rsid="00409bf4" style:font-weight-asian="normal" style:font-weight-complex="normal"/>
    </style:style>
    <style:style style:name="P21" style:family="paragraph" style:parent-style-name="Standard">
      <style:text-properties fo:font-weight="normal" officeooo:rsid="001fe350" officeooo:paragraph-rsid="00162dd6" style:font-weight-asian="normal" style:font-weight-complex="normal"/>
    </style:style>
    <style:style style:name="P22" style:family="paragraph" style:parent-style-name="Standard">
      <style:text-properties fo:font-weight="normal" officeooo:rsid="0041b99e" officeooo:paragraph-rsid="00162dd6" style:font-weight-asian="normal" style:font-weight-complex="normal"/>
    </style:style>
    <style:style style:name="P23" style:family="paragraph" style:parent-style-name="Standard">
      <style:text-properties fo:font-weight="normal" officeooo:rsid="0046e489" officeooo:paragraph-rsid="00162dd6" style:font-weight-asian="normal" style:font-weight-complex="normal"/>
    </style:style>
    <style:style style:name="P24" style:family="paragraph" style:parent-style-name="Standard">
      <style:text-properties fo:font-weight="normal" officeooo:rsid="004b4f35" officeooo:paragraph-rsid="00162dd6" style:font-weight-asian="normal" style:font-weight-complex="normal"/>
    </style:style>
    <style:style style:name="P25" style:family="paragraph" style:parent-style-name="Standard">
      <style:text-properties fo:font-weight="normal" officeooo:rsid="00468c9e" officeooo:paragraph-rsid="00162dd6" style:font-weight-asian="normal" style:font-weight-complex="normal"/>
    </style:style>
    <style:style style:name="P26" style:family="paragraph" style:parent-style-name="Standard">
      <style:text-properties fo:font-weight="normal" officeooo:rsid="0024e980" officeooo:paragraph-rsid="00181408" style:font-weight-asian="normal" style:font-weight-complex="normal"/>
    </style:style>
    <style:style style:name="P27" style:family="paragraph" style:parent-style-name="Standard">
      <style:text-properties fo:font-weight="normal" officeooo:rsid="00272a1b" officeooo:paragraph-rsid="00181408" style:font-weight-asian="normal" style:font-weight-complex="normal"/>
    </style:style>
    <style:style style:name="P28" style:family="paragraph" style:parent-style-name="Standard">
      <style:text-properties fo:font-weight="normal" officeooo:rsid="002d814e" officeooo:paragraph-rsid="00181408" style:font-weight-asian="normal" style:font-weight-complex="normal"/>
    </style:style>
    <style:style style:name="P29" style:family="paragraph" style:parent-style-name="Standard">
      <style:text-properties fo:font-weight="normal" officeooo:rsid="002a39a1" officeooo:paragraph-rsid="00181408" style:font-weight-asian="normal" style:font-weight-complex="normal"/>
    </style:style>
    <style:style style:name="P30" style:family="paragraph" style:parent-style-name="Standard">
      <style:text-properties fo:font-weight="normal" officeooo:rsid="004ec60e" officeooo:paragraph-rsid="00181408" style:font-weight-asian="normal" style:font-weight-complex="normal"/>
    </style:style>
    <style:style style:name="P31" style:family="paragraph" style:parent-style-name="Standard">
      <style:text-properties fo:font-weight="normal" officeooo:rsid="00367419" officeooo:paragraph-rsid="00181408" style:font-weight-asian="normal" style:font-weight-complex="normal"/>
    </style:style>
    <style:style style:name="P32" style:family="paragraph" style:parent-style-name="Standard">
      <style:text-properties fo:font-weight="normal" officeooo:rsid="0055c246" officeooo:paragraph-rsid="00181408" style:font-weight-asian="normal" style:font-weight-complex="normal"/>
    </style:style>
    <style:style style:name="P33" style:family="paragraph" style:parent-style-name="Standard">
      <style:text-properties fo:font-weight="normal" officeooo:rsid="0055c246" officeooo:paragraph-rsid="0055c246" style:font-weight-asian="normal" style:font-weight-complex="normal"/>
    </style:style>
    <style:style style:name="P34" style:family="paragraph" style:parent-style-name="Standard">
      <style:text-properties fo:font-weight="normal" officeooo:rsid="0056764e" officeooo:paragraph-rsid="0055c246" style:font-weight-asian="normal" style:font-weight-complex="normal"/>
    </style:style>
    <style:style style:name="P35" style:family="paragraph" style:parent-style-name="Standard">
      <style:text-properties fo:font-weight="normal" officeooo:rsid="0056764e" officeooo:paragraph-rsid="005a76b6" style:font-weight-asian="normal" style:font-weight-complex="normal"/>
    </style:style>
    <style:style style:name="P36" style:family="paragraph" style:parent-style-name="Standard">
      <style:text-properties fo:font-weight="normal" officeooo:rsid="003a4d2a" officeooo:paragraph-rsid="00181408" style:font-weight-asian="normal" style:font-weight-complex="normal"/>
    </style:style>
    <style:style style:name="P37" style:family="paragraph" style:parent-style-name="Standard">
      <style:text-properties fo:font-style="normal" fo:font-weight="normal" officeooo:rsid="005cf2ea" officeooo:paragraph-rsid="0055c24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italic" fo:font-weight="normal" officeooo:rsid="005b9073" officeooo:paragraph-rsid="005dbf2f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weight="normal" officeooo:rsid="00736977" officeooo:paragraph-rsid="00162dd6" style:font-weight-asian="normal" style:font-weight-complex="normal"/>
    </style:style>
    <style:style style:name="P40" style:family="paragraph" style:parent-style-name="Standard">
      <style:text-properties fo:font-weight="normal" officeooo:rsid="007211ce" officeooo:paragraph-rsid="005a76b6" style:font-weight-asian="normal" style:font-weight-complex="normal"/>
    </style:style>
    <style:style style:name="P41" style:family="paragraph" style:parent-style-name="Standard">
      <style:text-properties fo:font-weight="normal" officeooo:rsid="005a76b6" officeooo:paragraph-rsid="005a76b6" style:font-weight-asian="normal" style:font-weight-complex="normal"/>
    </style:style>
    <style:style style:name="P42" style:family="paragraph" style:parent-style-name="Standard">
      <style:text-properties fo:font-weight="normal" officeooo:rsid="0055c246" officeooo:paragraph-rsid="0055c246" style:font-weight-asian="normal" style:font-weight-complex="normal"/>
    </style:style>
    <style:style style:name="P43" style:family="paragraph" style:parent-style-name="Standard">
      <style:text-properties fo:font-weight="normal" officeooo:rsid="004b4f35" officeooo:paragraph-rsid="00162dd6" style:font-weight-asian="normal" style:font-weight-complex="normal"/>
    </style:style>
    <style:style style:name="P44" style:family="paragraph" style:parent-style-name="Standard">
      <style:text-properties fo:font-style="italic" fo:font-weight="normal" officeooo:rsid="005dbf2f" officeooo:paragraph-rsid="0068cf12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normal" fo:font-weight="normal" officeooo:rsid="0069759c" officeooo:paragraph-rsid="0069759c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aec0a" officeooo:paragraph-rsid="0069759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717f28" officeooo:paragraph-rsid="0055c246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weight="bold" officeooo:rsid="00181408" officeooo:paragraph-rsid="0055c246" style:font-weight-asian="bold" style:font-weight-complex="bold"/>
    </style:style>
    <style:style style:name="P49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50" style:family="paragraph" style:parent-style-name="Standard">
      <style:text-properties fo:font-weight="bold" officeooo:rsid="00181408" officeooo:paragraph-rsid="00762351" style:font-weight-asian="bold" style:font-weight-complex="bold"/>
    </style:style>
    <style:style style:name="P51" style:family="paragraph" style:parent-style-name="Standard">
      <style:text-properties fo:font-weight="bold" officeooo:paragraph-rsid="00181408" style:font-weight-asian="bold" style:font-weight-complex="bold"/>
    </style:style>
    <style:style style:name="P52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bd1" style:font-weight-asian="normal" style:font-weight-complex="normal"/>
    </style:style>
    <style:style style:name="T9" style:family="text">
      <style:text-properties fo:font-weight="normal" officeooo:rsid="0021ae74" style:font-weight-asian="normal" style:font-weight-complex="normal"/>
    </style:style>
    <style:style style:name="T10" style:family="text">
      <style:text-properties fo:font-weight="normal" officeooo:rsid="00236b44" style:font-weight-asian="normal" style:font-weight-complex="normal"/>
    </style:style>
    <style:style style:name="T11" style:family="text">
      <style:text-properties fo:font-weight="normal" officeooo:rsid="0024e980" style:font-weight-asian="normal" style:font-weight-complex="normal"/>
    </style:style>
    <style:style style:name="T12" style:family="text">
      <style:text-properties fo:font-weight="normal" officeooo:rsid="00260c36" style:font-weight-asian="normal" style:font-weight-complex="normal"/>
    </style:style>
    <style:style style:name="T13" style:family="text">
      <style:text-properties fo:font-weight="normal" officeooo:rsid="00263e18" style:font-weight-asian="normal" style:font-weight-complex="normal"/>
    </style:style>
    <style:style style:name="T14" style:family="text">
      <style:text-properties fo:font-weight="normal" officeooo:rsid="00272a1b" style:font-weight-asian="normal" style:font-weight-complex="normal"/>
    </style:style>
    <style:style style:name="T15" style:family="text">
      <style:text-properties fo:font-weight="normal" officeooo:rsid="002a39a1" style:font-weight-asian="normal" style:font-weight-complex="normal"/>
    </style:style>
    <style:style style:name="T16" style:family="text">
      <style:text-properties fo:font-weight="normal" officeooo:rsid="002bd368" style:font-weight-asian="normal" style:font-weight-complex="normal"/>
    </style:style>
    <style:style style:name="T17" style:family="text">
      <style:text-properties fo:font-weight="normal" officeooo:rsid="002d814e" style:font-weight-asian="normal" style:font-weight-complex="normal"/>
    </style:style>
    <style:style style:name="T18" style:family="text">
      <style:text-properties fo:font-weight="normal" officeooo:rsid="0041b99e" style:font-weight-asian="normal" style:font-weight-complex="normal"/>
    </style:style>
    <style:style style:name="T19" style:family="text">
      <style:text-properties fo:font-weight="normal" officeooo:rsid="0044c39a" style:font-weight-asian="normal" style:font-weight-complex="normal"/>
    </style:style>
    <style:style style:name="T20" style:family="text">
      <style:text-properties fo:font-weight="normal" officeooo:rsid="00468c9e" style:font-weight-asian="normal" style:font-weight-complex="normal"/>
    </style:style>
    <style:style style:name="T21" style:family="text">
      <style:text-properties fo:font-weight="normal" officeooo:rsid="0046e489" style:font-weight-asian="normal" style:font-weight-complex="normal"/>
    </style:style>
    <style:style style:name="T22" style:family="text">
      <style:text-properties fo:font-weight="normal" officeooo:rsid="0046ed9c" style:font-weight-asian="normal" style:font-weight-complex="normal"/>
    </style:style>
    <style:style style:name="T23" style:family="text">
      <style:text-properties fo:font-weight="normal" officeooo:rsid="004b4f35" style:font-weight-asian="normal" style:font-weight-complex="normal"/>
    </style:style>
    <style:style style:name="T24" style:family="text">
      <style:text-properties fo:font-weight="normal" officeooo:rsid="004c6940" style:font-weight-asian="normal" style:font-weight-complex="normal"/>
    </style:style>
    <style:style style:name="T25" style:family="text">
      <style:text-properties fo:font-weight="normal" officeooo:rsid="004db426" style:font-weight-asian="normal" style:font-weight-complex="normal"/>
    </style:style>
    <style:style style:name="T26" style:family="text">
      <style:text-properties fo:font-weight="normal" officeooo:rsid="0055c246" style:font-weight-asian="normal" style:font-weight-complex="normal"/>
    </style:style>
    <style:style style:name="T27" style:family="text">
      <style:text-properties fo:font-weight="normal" officeooo:rsid="0056764e" style:font-weight-asian="normal" style:font-weight-complex="normal"/>
    </style:style>
    <style:style style:name="T28" style:family="text">
      <style:text-properties fo:font-weight="normal" officeooo:rsid="0057cabd" style:font-weight-asian="normal" style:font-weight-complex="normal"/>
    </style:style>
    <style:style style:name="T29" style:family="text">
      <style:text-properties fo:font-weight="normal" officeooo:rsid="005a76b6" style:font-weight-asian="normal" style:font-weight-complex="normal"/>
    </style:style>
    <style:style style:name="T30" style:family="text">
      <style:text-properties fo:font-weight="normal" officeooo:rsid="00766307" style:font-weight-asian="normal" style:font-weight-complex="normal"/>
    </style:style>
    <style:style style:name="T31" style:family="text">
      <style:text-properties fo:font-weight="normal" officeooo:rsid="007b536c" style:font-weight-asian="normal" style:font-weight-complex="normal"/>
    </style:style>
    <style:style style:name="T32" style:family="text">
      <style:text-properties officeooo:rsid="001bfd3c"/>
    </style:style>
    <style:style style:name="T33" style:family="text">
      <style:text-properties officeooo:rsid="001f0610"/>
    </style:style>
    <style:style style:name="T34" style:family="text">
      <style:text-properties officeooo:rsid="0022a459"/>
    </style:style>
    <style:style style:name="T35" style:family="text">
      <style:text-properties officeooo:rsid="00236443"/>
    </style:style>
    <style:style style:name="T36" style:family="text">
      <style:text-properties officeooo:rsid="002494a3"/>
    </style:style>
    <style:style style:name="T37" style:family="text">
      <style:text-properties officeooo:rsid="0024c9e8"/>
    </style:style>
    <style:style style:name="T38" style:family="text">
      <style:text-properties officeooo:rsid="003cc424"/>
    </style:style>
    <style:style style:name="T39" style:family="text">
      <style:text-properties officeooo:rsid="003e9a1f"/>
    </style:style>
    <style:style style:name="T40" style:family="text">
      <style:text-properties officeooo:rsid="003f2f4e"/>
    </style:style>
    <style:style style:name="T41" style:family="text">
      <style:text-properties officeooo:rsid="0046ed9c"/>
    </style:style>
    <style:style style:name="T42" style:family="text">
      <style:text-properties officeooo:rsid="004863b2"/>
    </style:style>
    <style:style style:name="T43" style:family="text">
      <style:text-properties officeooo:rsid="004b0414"/>
    </style:style>
    <style:style style:name="T44" style:family="text">
      <style:text-properties officeooo:rsid="005200e0"/>
    </style:style>
    <style:style style:name="T45" style:family="text">
      <style:text-properties officeooo:rsid="005387d4"/>
    </style:style>
    <style:style style:name="T46" style:family="text">
      <style:text-properties fo:font-style="italic" fo:font-weight="normal" officeooo:rsid="005adedc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5b907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5cf2ea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5dbf2f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5f53fd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7211ce" style:font-style-asian="italic" style:font-weight-asian="normal" style:font-style-complex="italic" style:font-weight-complex="normal"/>
    </style:style>
    <style:style style:name="T52" style:family="text">
      <style:text-properties fo:font-style="normal" fo:font-weight="normal" officeooo:rsid="005cf2e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9759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aec0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17f2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3ace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62351" style:font-style-asian="normal" style:font-weight-asian="normal" style:font-style-complex="normal" style:font-weight-complex="normal"/>
    </style:style>
    <style:style style:name="T58" style:family="text">
      <style:text-properties officeooo:rsid="0068cf12"/>
    </style:style>
    <style:style style:name="T59" style:family="text">
      <style:text-properties officeooo:rsid="007211ce"/>
    </style:style>
    <style:style style:name="T60" style:family="text">
      <style:text-properties officeooo:rsid="00736977"/>
    </style:style>
    <style:style style:name="T61" style:family="text">
      <style:text-properties officeooo:rsid="0073aceb"/>
    </style:style>
    <style:style style:name="T62" style:family="text">
      <style:text-properties officeooo:rsid="0075504c"/>
    </style:style>
    <style:style style:name="T63" style:family="text">
      <style:text-properties officeooo:rsid="00791e91"/>
    </style:style>
    <style:style style:name="T64" style:family="text">
      <style:text-properties officeooo:rsid="0079c348"/>
    </style:style>
    <style:style style:name="T65" style:family="text">
      <style:text-properties officeooo:rsid="007e7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4">Requirements</text:span>:</text:p>
      <text:p text:style-name="P14">- Overview</text:p>
      <text:p text:style-name="P14"><text:tab/><text:span text:style-name="T39">-</text:span>Project description </text:p>
      <text:p text:style-name="P14"><text:tab/><text:span text:style-name="T39">-D</text:span>esign relevance </text:p>
      <text:p text:style-name="P14"><text:tab/><text:span text:style-name="T39">-G</text:span>oals, objectives and constraints</text:p>
      <text:p text:style-name="P14">- Methodology</text:p>
      <text:p text:style-name="P14"><text:tab/><text:span text:style-name="T39">-</text:span>Languages</text:p>
      <text:p text:style-name="P14"><text:tab/><text:span text:style-name="T39">-D</text:span>evelopment and collaboration tools</text:p>
      <text:p text:style-name="P14">- Architecture</text:p>
      <text:p text:style-name="P14"><text:tab/><text:span text:style-name="T39">-</text:span>System, data, and program design</text:p>
      <text:p text:style-name="P15">- Testing</text:p>
      <text:p text:style-name="P15"><text:tab/><text:span text:style-name="T40">-</text:span>Types and purpose of testing</text:p>
      <text:p text:style-name="P15"><text:tab/><text:span text:style-name="T40">-P</text:span>erformance constraints</text:p>
      <text:p text:style-name="P13">- Team Roles</text:p>
      <text:p text:style-name="P13">- Design Cohesion</text:p>
      <text:p text:style-name="P13"/>
      <text:p text:style-name="P18">This is a reformatted structure to abide by the above requirements. </text:p>
      <text:p text:style-name="P18">Zach – I'm going through each section and appending more information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6"><text:tab/><text:tab/>considerations and technical specifications regarding the final implementation.</text:p>
      <text:p text:style-name="P16"><text:tab/><text:tab/><text:span text:style-name="T41">Descriptions of system design will be shown to allow for the understanding of what</text:span></text:p>
      <text:p text:style-name="P19"><text:tab/><text:tab/>is to be constructed and how it will be built.</text:p>
      <text:p text:style-name="P16"><text:tab/><text:tab/>This document should not be consider<text:span text:style-name="T42">ed</text:span> an installation or configuration guide; its </text:p>
      <text:p text:style-name="P16"><text:tab/><text:tab/>primary goal is to detail the design, development, and functionality of the cluster.</text:p>
      <text:p text:style-name="P16"/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7"><text:tab/><text:tab/>software were developed. Each iteration in the development process is illustrated in <text:tab/><text:tab/><text:tab/>detail in each section, covering system design, architecture, and implementation.</text:p>
      <text:p text:style-name="P17"><text:tab/><text:tab/><text:span text:style-name="T43">Within this are accompanying graphical documentation and requirement specifications</text:span></text:p>
      <text:p text:style-name="P20"><text:tab/><text:tab/>to aid in the understanding of system architecture.</text:p>
      <text:p text:style-name="P17"/>
      <text:p text:style-name="P5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21"><text:tab/><text:tab/>development has been defined, it is important to delineate any milestones that need to be</text:p>
      <text:p text:style-name="P21"><text:tab/><text:tab/>achieved in the early alpha phase of design. This will be covered in 2.2 Goals and <text:tab/><text:tab/><text:tab/>Objectives.</text:p>
      <text:p text:style-name="P3"><text:span text:style-name="T7"><text:tab/><text:tab/></text:span><text:span text:style-name="T22">This design document is focused on core architectural design and critical parts of the</text:span></text:p>
      <text:p text:style-name="P19"><text:tab/><text:tab/>system. As the project incorporates many pre-existing systems in conjunction with</text:p>
      <text:p text:style-name="P19"><text:tab/><text:tab/>custom software, a large focus will be attributed to the interaction of these components.</text:p>
      <text:p text:style-name="P21"/>
      <text:p text:style-name="P3"><text:span text:style-name="T32"><text:tab/></text:span>2.4 Methodology &amp; Tools</text:p>
      <text:p text:style-name="P3"><text:span text:style-name="T32"><text:tab/><text:tab/></text:span><text:span text:style-name="T19">Given</text:span><text:span text:style-name="T18"> the collaborative effort </text:span><text:span text:style-name="T19">of</text:span><text:span text:style-name="T18"> the development process, it is prudent to</text:span></text:p>
      <text:p text:style-name="P22"><text:tab/><text:tab/>define best practices and design principles to abide by. All protocols must adhere to a</text:p>
      <text:p text:style-name="P22"><text:tab/><text:tab/>certain standard to promote scalability and ease of use. </text:p>
      <text:p text:style-name="P3"><text:span text:style-name="T18"><text:tab/><text:tab/></text:span><text:span text:style-name="T20">Our design approach is one that highlights the employment of parallel processing,</text:span></text:p>
      <text:p text:style-name="P3"><text:span text:style-name="T20"><text:tab/><text:tab/>concurrency, and synchronization. </text:span><text:span text:style-name="T21">Fundamental operating system concepts will be</text:span></text:p>
      <text:p text:style-name="P23"><text:tab/><text:tab/>explored and integrated, exposing the Raspberry Pi as a viable platform for cluster</text:p>
      <text:p text:style-name="P3"><text:span text:style-name="T21"><text:tab/><text:tab/>computing </text:span><text:span text:style-name="T23">as well as comprehension of underlying technologies.</text:span></text:p>
      <text:p text:style-name="P24"><text:tab/><text:tab/></text:p>
      <text:p text:style-name="P3"><text:span text:style-name="T23"><text:tab/><text:tab/></text:span><text:span text:style-name="T24">Design Principles</text:span><text:span text:style-name="T23">:</text:span></text:p>
      <text:p text:style-name="P24"><text:tab/><text:tab/><text:tab/>-Scalability</text:p>
      <text:p text:style-name="P24"><text:tab/><text:tab/><text:tab/><text:tab/><text:span text:style-name="T58">-A computer cluster is by its nature designed to be scalable. This inherent</text:span></text:p>
      <text:p text:style-name="P24"><text:span text:style-name="T58"><text:tab/><text:tab/><text:tab/><text:tab/>design characteristic must be adhered to, avoiding any sort of </text:span><text:span text:style-name="T60">strict node </text:span></text:p>
      <text:p text:style-name="P39"><text:tab/><text:tab/><text:tab/><text:tab/>limitations.</text:p>
      <text:p text:style-name="P24"><text:tab/><text:tab/><text:tab/>-<text:span text:style-name="T65">Usability</text:span></text:p>
      <text:p text:style-name="P24"><text:tab/><text:tab/><text:tab/><text:tab/><text:span text:style-name="T58">-</text:span><text:span text:style-name="T65">As this project is largely for educational purposes, the cluster should</text:span></text:p>
      <text:p text:style-name="P24"><text:span text:style-name="T65"><text:tab/><text:tab/><text:tab/><text:tab/>be easily constructed with high cohesion. The final application interface </text:span></text:p>
      <text:p text:style-name="P24"><text:span text:style-name="T65"><text:tab/><text:tab/><text:tab/><text:tab/> should also be readily accessible. </text:span></text:p>
      <text:p text:style-name="P24"><text:tab/><text:tab/><text:tab/>-Flexibility</text:p>
      <text:p text:style-name="P24"><text:tab/><text:tab/><text:tab/><text:tab/><text:span text:style-name="T65">-The software should be customizable, allowing users to specialize;</text:span></text:p>
      <text:p text:style-name="P24"><text:span text:style-name="T65"><text:tab/><text:tab/><text:tab/><text:tab/>secondary choices should be made available to enhance the application.</text:span></text:p>
      <text:p text:style-name="P25"><text:tab/><text:tab/></text:p>
      <text:p text:style-name="P2"><text:soft-page-break/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6"><text:tab/><text:tab/><text:span text:style-name="T8">The final incarnation of </text:span><text:span text:style-name="T10">a</text:span><text:span text:style-name="T8"> Punnet of Berries is ideally a financially viable Beowulf <text:tab/><text:tab/><text:tab/>cluster that draws minimal power and demonstrates the power of parallel computing.</text:span></text:p>
      <text:p text:style-name="P6"><text:span text:style-name="T8"><text:tab/><text:tab/></text:span><text:span text:style-name="T9">This will be achieved with the utilization of inexpensive hardware and open source <text:tab/><text:tab/><text:tab/>technologies to adhere to time and design constraints. </text:span><text:span text:style-name="T11">In order for the aforementioned </text:span></text:p>
      <text:p text:style-name="P26"><text:tab/><text:tab/>project to function properly, resources will need to be managed and allocate by a batch</text:p>
      <text:p text:style-name="P26"><text:tab/><text:tab/>scheduler. The Punnet of Berries will be accompanied by a custom batch system, the <text:tab/><text:tab/><text:tab/>Berry Batch.</text:p>
      <text:p text:style-name="P26"/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2">The immediate goal of this project is to implement a full functional Beowulf cluster that</text:span></text:p>
      <text:p text:style-name="P2"><text:span text:style-name="T12"><text:tab/><text:tab/>is capable of demonstrating the performance advantages of parallel computing.</text:span><text:span text:style-name="T13"> </text:span><text:span text:style-name="T14">Keeping </text:span></text:p>
      <text:p text:style-name="P27"><text:tab/><text:tab/>in mind these milestones are dynamic in nature as the development cycle progresses.</text:p>
      <text:p text:style-name="P2"><text:span text:style-name="T14"><text:tab/><text:tab/></text:span><text:span text:style-name="T17">These objectives will become exhaustive over time and will be presented in such a way </text:span></text:p>
      <text:p text:style-name="P28"><text:tab/><text:tab/>as to indicate project priorities and design principles to abide by.</text:p>
      <text:p text:style-name="P27"/>
      <text:p text:style-name="P2"><text:span text:style-name="T14"><text:tab/><text:tab/></text:span><text:span text:style-name="T15">Priority Objectives:</text:span></text:p>
      <text:p text:style-name="P29"><text:tab/><text:tab/>-Establish open source tools that will be utilized.</text:p>
      <text:p text:style-name="P2"><text:span text:style-name="T15"><text:tab/><text:tab/>-Generate system topology and </text:span><text:span text:style-name="T16">determine </text:span><text:span text:style-name="T15">appropriate interfaces.</text:span></text:p>
      <text:p text:style-name="P2"><text:span text:style-name="T15"><text:tab/><text:tab/></text:span><text:span text:style-name="T16">-</text:span><text:span text:style-name="T17">Develop system </text:span><text:span text:style-name="T25">and application</text:span><text:span text:style-name="T17"> design.</text:span></text:p>
      <text:p text:style-name="P2"><text:span text:style-name="T17"><text:tab/><text:tab/></text:span><text:span text:style-name="T28">-Determine most appropriate software development methodology.</text:span></text:p>
      <text:p text:style-name="P28"/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36">R</text:span><text:span text:style-name="T2">equirements</text:span></text:p>
      <text:p text:style-name="P2"><text:span text:style-name="T2"><text:tab/> <text:tab/></text:span><text:span text:style-name="T26">Functional Requirements:</text:span></text:p>
      <text:p text:style-name="P32"/>
      <text:p text:style-name="P33"><text:tab/><text:tab/>Non-functional Requirements:</text:p>
      <text:p text:style-name="P33"><text:tab/><text:tab/><text:span text:style-name="T63">-Scalability</text:span></text:p>
      <text:p text:style-name="P33"><text:span text:style-name="T63"><text:tab/><text:tab/>-Testability</text:span></text:p>
      <text:p text:style-name="P33"><text:span text:style-name="T63"><text:tab/><text:tab/></text:span><text:span text:style-name="T64">-Reliability</text:span></text:p>
      <text:p text:style-name="P33"><text:span text:style-name="T64"><text:tab/><text:tab/>-Documentation</text:span></text:p>
      <text:p text:style-name="P33"><text:span text:style-name="T64"><text:tab/><text:tab/>-Open Source</text:span></text:p>
      <text:p text:style-name="P30"/>
      <text:p text:style-name="P6"><text:tab/>2.3 Constraints &amp; Limitations</text:p>
      <text:p text:style-name="P6"/>
      <text:p text:style-name="P6"><text:tab/><text:tab/><text:span text:style-name="T46">Hardware: Raspberry Pi</text:span></text:p>
      <text:p text:style-name="P8"><text:tab/><text:tab/><text:span text:style-name="T26">Given the Raspberry Pi is a comparatively low end single-board computer, we have</text:span></text:p>
      <text:p text:style-name="P33"><text:tab/><text:tab/>to make sure the design process accommodates for these hardware specifications.</text:p>
      <text:p text:style-name="P33"><text:tab/><text:tab/>The Pi platform houses a SoC (System on a Chip) Broadcom BCM2835; this includes</text:p>
      <text:p text:style-name="P8"><text:span text:style-name="T26"><text:tab/><text:tab/>the 700 MHz ARM core, a VideoCore IV GPU, and 512 MB of SDRAM. </text:span><text:span text:style-name="T27">As the</text:span></text:p>
      <text:p text:style-name="P34"><text:tab/><text:tab/>Pi does not feature any sort of non-volatile storage aside from an SD card, efficiency is </text:p>
      <text:p text:style-name="P35"><text:tab/><text:tab/>a concern when constrained to a low capacity memory card. <text:span text:style-name="T59">There also exists a sort of </text:span></text:p>
      <text:p text:style-name="P40"><text:tab/><text:tab/>bottleneck in the interfaces (USB and Ethernet) as they both share the same <text:span text:style-name="T62">bandwidth.</text:span></text:p>
      <text:p text:style-name="P9"><text:span text:style-name="T27"><text:tab/><text:tab/></text:span><text:span text:style-name="T29">An additional concern is of power distribution in regards to scalability; this would likely <text:tab/><text:tab/>be resolved with the utilization of custom power supplies, but nonetheless it is <text:tab/><text:tab/><text:tab/><text:tab/>something to consider.</text:span></text:p>
      <text:p text:style-name="P41"/>
      <text:p text:style-name="P41"/>
      <text:p text:style-name="P41"/>
      <text:p text:style-name="P44"><text:soft-page-break/><text:tab/><text:tab/>Hardware: Scalability</text:p>
      <text:p text:style-name="P10"><text:span text:style-name="T49"><text:tab/><text:tab/></text:span><text:span text:style-name="T53">Despite having only limited resources (strict number of Raspberry nodes), it is </text:span></text:p>
      <text:p text:style-name="P45"><text:tab/><text:tab/>critical that our design approaches performing tasks in a unified manner. The overall</text:p>
      <text:p text:style-name="P45"><text:tab/><text:tab/>topology should be abstracted to the end user, permitting those with minimal technical <text:tab/><text:tab/><text:tab/>familiarity to still utilize the cluster effectively. This design constraint largely focuses on</text:p>
      <text:p text:style-name="P10"><text:span text:style-name="T53"><text:tab/><text:tab/>the deployment of functioning, scalable cluster software. </text:span><text:span text:style-name="T54">Ideally the user would just </text:span></text:p>
      <text:p text:style-name="P46"><text:tab/><text:tab/>specify the number of nodes in the cluster to run any particular job. </text:p>
      <text:p text:style-name="P10"><text:span text:style-name="T51"><text:tab/><text:tab/></text:span><text:span text:style-name="T53"><text:tab/></text:span><text:span text:style-name="T26"><text:tab/></text:span></text:p>
      <text:p text:style-name="P38"><text:tab/><text:tab/>Software: Parallelism and Concurrency</text:p>
      <text:p text:style-name="P8"><text:span text:style-name="T47"><text:tab/><text:tab/></text:span><text:span text:style-name="T52">An immediate area of concern is the difficulty in developing </text:span><text:span text:style-name="T55">software that executes </text:span></text:p>
      <text:p text:style-name="P47"><text:tab/><text:tab/>computations in a parallel manner by distributing them across multiple cores. <text:span text:style-name="T61">The </text:span></text:p>
      <text:p text:style-name="P47"><text:span text:style-name="T61"><text:tab/><text:tab/>Raspberry Pi shouldn't be considered as an option for high-performance cluster </text:span></text:p>
      <text:p text:style-name="P47"><text:span text:style-name="T61"><text:tab/><text:tab/>computing relative to desktop deployments. Rather, it is more a demonstration</text:span></text:p>
      <text:p text:style-name="P47"><text:span text:style-name="T61"><text:tab/><text:tab/>of distributed computing for educational purposes.</text:span></text:p>
      <text:p text:style-name="P37"/>
      <text:p text:style-name="P8"><text:span text:style-name="T52"><text:tab/><text:tab/></text:span><text:span text:style-name="T48">Software: Architectural Considerations and </text:span><text:span text:style-name="T50">Code </text:span><text:span text:style-name="T48">Compilation</text:span></text:p>
      <text:p text:style-name="P8"><text:span text:style-name="T48"><text:tab/><text:tab/></text:span><text:span text:style-name="T56">Raspberry Pi hosts a single-core ARM processor, operating at 700MHz (with </text:span></text:p>
      <text:p text:style-name="P8"><text:span text:style-name="T56"><text:tab/><text:tab/>overclocking available). Due to this, any software developed in languages that are</text:span></text:p>
      <text:p text:style-name="P8"><text:span text:style-name="T56"><text:tab/><text:tab/>high-level, architecturally dependent will need to be recompiled on the Pi itself.</text:span></text:p>
      <text:p text:style-name="P30"/>
      <text:p text:style-name="P6"><text:tab/>2.4 Intended Process</text:p>
      <text:p text:style-name="P6"><text:tab/><text:tab/><text:span text:style-name="T57">Due to the unforeseeable nature of collaborative development, our team is more</text:span></text:p>
      <text:p text:style-name="P6"><text:span text:style-name="T57"><text:tab/><text:tab/>inclined to adopt a sort of cyclic waterfall model. This methodology allows us</text:span></text:p>
      <text:p text:style-name="P6"><text:span text:style-name="T57"><text:tab/><text:tab/>to clearly define phases of development to chart progress and fulfill milestones.</text:span></text:p>
      <text:p text:style-name="P50"><text:span text:style-name="T57"><text:tab/><text:tab/>Such an iterative approach facilitates backtracking, which is beneficial considering</text:span></text:p>
      <text:p text:style-name="P50"><text:span text:style-name="T57"><text:tab/><text:tab/>the scope of the project.<text:tab/></text:span></text:p>
      <text:p text:style-name="P31"/>
      <text:p text:style-name="P11"><text:tab/>2.5 Process</text:p>
      <text:p text:style-name="P6"><text:tab/><text:tab/><text:span text:style-name="T30">Chronological list of tasks; define milestones here.</text:span></text:p>
      <text:p text:style-name="P36"/>
      <text:p text:style-name="P6"><text:tab/>2.<text:span text:style-name="T33">6</text:span> Design Forecast &amp; Potential Issues</text:p>
      <text:p text:style-name="P6"><text:tab/><text:tab/><text:span text:style-name="T31">This project forecast will expand as more advancements are made in development.</text:span></text:p>
      <text:p text:style-name="P6"><text:span text:style-name="T31"><text:tab/><text:tab/>Each stage of the Waterfall method presents unique unforeseeable issues that</text:span></text:p>
      <text:p text:style-name="P6"><text:span text:style-name="T31"><text:tab/><text:tab/>can only be documented when then arise. </text:span></text:p>
      <text:p text:style-name="P6"><text:span text:style-name="T31"/></text:p>
      <text:p text:style-name="P6"><text:span text:style-name="T31"><text:tab/><text:tab/>Requirements Stage:</text:span></text:p>
      <text:p text:style-name="P6"><text:span text:style-name="T31"><text:tab/><text:tab/>Design Stage:</text:span></text:p>
      <text:p text:style-name="P6"><text:span text:style-name="T31"><text:tab/><text:tab/>Construction Stage:</text:span></text:p>
      <text:p text:style-name="P6"><text:span text:style-name="T31"><text:tab/><text:tab/>Integration Stage:</text:span></text:p>
      <text:p text:style-name="P6"><text:span text:style-name="T31"><text:tab/><text:tab/>Testing Stage:</text:span></text:p>
      <text:p text:style-name="P6"><text:span text:style-name="T31"><text:tab/><text:tab/>Installation:</text:span></text:p>
      <text:p text:style-name="P6"><text:span text:style-name="T31"><text:tab/><text:tab/>Maintenance: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"><text:soft-page-break/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7"/>
      <text:p text:style-name="P1"><text:span text:style-name="T2"><text:tab/></text:span><text:span text:style-name="T35">3.2 Topology</text:span></text:p>
      <text:p text:style-name="P7"/>
      <text:p text:style-name="P1"><text:span text:style-name="T1"><text:tab/></text:span><text:span text:style-name="T2">3</text:span><text:span text:style-name="T1">.</text:span><text:span text:style-name="T35">3</text:span><text:span text:style-name="T1"> </text:span><text:span text:style-name="T2">Hardware &amp; Software Specifications</text:span></text:p>
      <text:p text:style-name="P7"/>
      <text:p text:style-name="P6"><text:tab/>3.<text:span text:style-name="T35">4</text:span> System Functions</text:p>
      <text:p text:style-name="P6"/>
      <text:p text:style-name="P7"><text:tab/></text:p>
      <text:p text:style-name="P7"/>
      <text:p text:style-name="P3">4 Architecture</text:p>
      <text:p text:style-name="P3"><text:tab/>4.1 System <text:span text:style-name="T37">Architecture</text:span></text:p>
      <text:p text:style-name="P3"/>
      <text:p text:style-name="P3"><text:tab/>4.2 Program <text:span text:style-name="T37">Architecture</text:span></text:p>
      <text:p text:style-name="P12"/>
      <text:p text:style-name="P4"><text:span text:style-name="T38"><text:tab/>4.3 Application Implementation </text:span><text:span text:style-name="T44">&amp; In</text:span><text:span text:style-name="T45">t</text:span><text:span text:style-name="T44">egration</text:span></text:p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9-01T17:40:01.64</dc:date>
    <meta:editing-duration>PT13H14M20S</meta:editing-duration>
    <meta:editing-cycles>102</meta:editing-cycles>
    <meta:generator>LibreOffice/3.6$Windows_x86 LibreOffice_project/58f22d5-270d05a-e2abed1-ea17a85-9b5702</meta:generator>
    <meta:document-statistic meta:table-count="0" meta:image-count="0" meta:object-count="0" meta:page-count="5" meta:paragraph-count="146" meta:word-count="1136" meta:character-count="7875" meta:non-whitespace-character-count="6570"/>
  </office:meta>
</office:document-meta>
</file>